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SLockFactory.SimpleFSLockFactory( String lockDi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SLock.SimpleFSLock( File lockDir , String lock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SLock.isLo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SLockFactory.setLockDir( File lock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SLock.rele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FSLock.obtai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FSLockFactory.makeLock( String lock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FSLockFactory.SimpleFSLockFactory( File lock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SLoc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SLockFactory.clearLock( String lock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FSLockFactory.SimpleFSLock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